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,790,956,878,746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,595,151,045,197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,472,964,344,587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,439,188,643,162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,855,964,488,590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,811,876,903,329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,683,671,716,967.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,865,157,541,994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,645,187,882,116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,700,887,366,932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,930,303,780,828.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,660,591,246,211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,320,536,221,304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,196,945,232,435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,119,633,181,634.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,844,544,792,036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,501,409,382,971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,377,657,339,291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,365,639,660,792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,493,151,737,698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,503,108,739,159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,452,884,917,959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,605,675,086,549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3:23:13.338612888</dc:date>
    <meta:editing-duration>PT2H15M27S</meta:editing-duration>
    <meta:editing-cycles>60</meta:editing-cycles>
    <meta:generator>LibreOffice/7.2.6.2$Linux_X86_64 LibreOffice_project/20$Build-2</meta:generator>
    <meta:document-statistic meta:table-count="1" meta:cell-count="48" meta:object-count="0"/>
  </office:meta>
</office:document-meta>
</file>